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fo:language="it" fo:country="IT" fo:font-weight="bold" style:font-size-asian="14pt" style:font-weight-asian="bold" style:font-size-complex="14pt" style:font-weight-complex="bold"/>
    </style:style>
    <style:style style:name="P2" style:family="paragraph" style:parent-style-name="Standard">
      <style:text-properties fo:language="it" fo:country="IT"/>
    </style:style>
    <style:style style:name="P3" style:family="paragraph" style:parent-style-name="Standard">
      <style:paragraph-properties fo:text-align="justify" style:justify-single-word="false"/>
      <style:text-properties fo:language="it" fo:country="IT" officeooo:rsid="00059c27" officeooo:paragraph-rsid="00059c27"/>
    </style:style>
    <style:style style:name="P4" style:family="paragraph" style:parent-style-name="Standard">
      <style:paragraph-properties fo:text-align="justify" style:justify-single-word="false"/>
      <style:text-properties fo:language="it" fo:country="IT" officeooo:paragraph-rsid="00094d56"/>
    </style:style>
    <style:style style:name="P5" style:family="paragraph" style:parent-style-name="Standard">
      <style:paragraph-properties fo:text-align="justify" style:justify-single-word="false"/>
      <style:text-properties fo:language="it" fo:country="IT"/>
    </style:style>
    <style:style style:name="P6" style:family="paragraph" style:parent-style-name="Standard">
      <style:paragraph-properties fo:text-align="justify" style:justify-single-word="false"/>
      <style:text-properties fo:font-size="14pt" fo:language="it" fo:country="IT" fo:font-weight="bold" officeooo:rsid="00059c27" officeooo:paragraph-rsid="00059c27" style:font-size-asian="14pt" style:font-weight-asian="bold" style:font-size-complex="14pt" style:font-weight-complex="bold"/>
    </style:style>
    <style:style style:name="P7" style:family="paragraph" style:parent-style-name="Standard">
      <style:paragraph-properties fo:text-align="justify" style:justify-single-word="false"/>
      <style:text-properties fo:language="it" fo:country="IT" officeooo:rsid="00059c27" officeooo:paragraph-rsid="00076d51"/>
    </style:style>
    <style:style style:name="P8" style:family="paragraph" style:parent-style-name="Standard">
      <style:paragraph-properties fo:text-align="justify" style:justify-single-word="false"/>
      <style:text-properties fo:language="it" fo:country="IT" officeooo:rsid="00076d51" officeooo:paragraph-rsid="00076d51"/>
    </style:style>
    <style:style style:name="P9" style:family="paragraph" style:parent-style-name="Standard" style:list-style-name="L1">
      <style:paragraph-properties fo:text-align="justify" style:justify-single-word="false"/>
      <style:text-properties officeooo:paragraph-rsid="00076d51"/>
    </style:style>
    <style:style style:name="P10" style:family="paragraph" style:parent-style-name="Standard" style:list-style-name="L1">
      <style:paragraph-properties fo:text-align="justify" style:justify-single-word="false"/>
      <style:text-properties fo:font-style="italic" officeooo:rsid="00076d51" officeooo:paragraph-rsid="00076d51" style:font-style-asian="italic" style:font-style-complex="italic"/>
    </style:style>
    <style:style style:name="P11" style:family="paragraph" style:parent-style-name="Standard" style:list-style-name="L1">
      <style:paragraph-properties fo:text-align="justify" style:justify-single-word="false"/>
      <style:text-properties fo:font-style="italic" officeooo:rsid="00094d56" officeooo:paragraph-rsid="00094d56" style:font-style-asian="italic" style:font-style-complex="italic"/>
    </style:style>
    <style:style style:name="P12" style:family="paragraph" style:parent-style-name="Standard">
      <style:text-properties fo:language="it" fo:country="IT" officeooo:rsid="00076d51" officeooo:paragraph-rsid="00076d51"/>
    </style:style>
    <style:style style:name="P13" style:family="paragraph" style:parent-style-name="Standard">
      <loext:graphic-properties draw:fill="solid" draw:fill-color="#1e1f22"/>
      <style:paragraph-properties fo:background-color="#1e1f22" fo:padding="0in" fo:border="none" style:shadow="none"/>
      <style:text-properties officeooo:paragraph-rsid="00076d51"/>
    </style:style>
    <style:style style:name="P14" style:family="paragraph" style:parent-style-name="Standard">
      <loext:graphic-properties draw:fill="solid" draw:fill-color="#1e1f22"/>
      <style:paragraph-properties fo:background-color="#1e1f22" fo:padding="0in" fo:border="none" style:shadow="none"/>
      <style:text-properties officeooo:paragraph-rsid="00094d56"/>
    </style:style>
    <style:style style:name="P15" style:family="paragraph" style:parent-style-name="Standard">
      <loext:graphic-properties draw:fill="solid" draw:fill-color="#1e1f22"/>
      <style:paragraph-properties fo:background-color="#1e1f22" fo:padding="0in" fo:border="none" style:shadow="none"/>
    </style:style>
    <style:style style:name="P16" style:family="paragraph" style:parent-style-name="Standard">
      <style:text-properties fo:language="it" fo:country="IT" officeooo:rsid="0011e357" officeooo:paragraph-rsid="0011e357"/>
    </style:style>
    <style:style style:name="P17" style:family="paragraph" style:parent-style-name="Standard">
      <style:paragraph-properties fo:text-align="justify" style:justify-single-word="false"/>
      <style:text-properties fo:language="it" fo:country="IT" officeooo:rsid="00094d56" officeooo:paragraph-rsid="00094d56"/>
    </style:style>
    <style:style style:name="P18" style:family="paragraph" style:parent-style-name="Standard">
      <style:paragraph-properties fo:text-align="justify" style:justify-single-word="false"/>
      <style:text-properties fo:language="it" fo:country="IT" fo:font-style="italic" officeooo:rsid="00094d56" style:font-style-asian="italic" style:font-style-complex="italic"/>
    </style:style>
    <style:style style:name="P19" style:family="paragraph" style:parent-style-name="Standard">
      <style:paragraph-properties fo:text-align="justify" style:justify-single-word="false"/>
      <style:text-properties fo:font-size="14pt" fo:language="it" fo:country="IT" fo:font-style="normal" fo:font-weight="bold" officeooo:rsid="00094d56" officeooo:paragraph-rsid="00094d56" style:font-size-asian="12.25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text-properties fo:font-size="12pt" fo:language="it" fo:country="IT" fo:font-style="normal" fo:font-weight="normal" officeooo:rsid="00094d56" officeooo:paragraph-rsid="00094d56"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language="it" fo:country="IT" fo:font-style="normal" fo:font-weight="normal" officeooo:rsid="000a9675" officeooo:paragraph-rsid="000a9675" style:font-size-asian="10.5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justify" style:justify-single-word="false"/>
      <style:text-properties fo:language="it" fo:country="IT" officeooo:paragraph-rsid="000a9675"/>
    </style:style>
    <style:style style:name="P23" style:family="paragraph" style:parent-style-name="Standard" style:list-style-name="L2">
      <style:paragraph-properties fo:text-align="justify" style:justify-single-word="false"/>
      <style:text-properties fo:language="it" fo:country="IT" officeooo:paragraph-rsid="000bff77"/>
    </style:style>
    <style:style style:name="P24" style:family="paragraph" style:parent-style-name="Standard">
      <style:paragraph-properties fo:text-align="justify" style:justify-single-word="false"/>
      <style:text-properties fo:language="it" fo:country="IT" officeooo:rsid="000bff77" officeooo:paragraph-rsid="000bff77"/>
    </style:style>
    <style:style style:name="P25" style:family="paragraph" style:parent-style-name="Standard">
      <style:paragraph-properties fo:text-align="justify" style:justify-single-word="false"/>
      <style:text-properties fo:language="it" fo:country="IT" fo:font-style="normal" officeooo:rsid="000bff77" officeooo:paragraph-rsid="000bff77" style:font-style-asian="normal" style:font-style-complex="normal"/>
    </style:style>
    <style:style style:name="P26" style:family="paragraph" style:parent-style-name="Standard">
      <style:paragraph-properties fo:text-align="justify" style:justify-single-word="false"/>
      <style:text-properties fo:language="it" fo:country="IT" fo:font-style="normal" officeooo:rsid="000c0f52" officeooo:paragraph-rsid="000c0f52" style:font-style-asian="normal" style:font-style-complex="normal"/>
    </style:style>
    <style:style style:name="P27" style:family="paragraph" style:parent-style-name="Standard">
      <style:paragraph-properties fo:text-align="justify" style:justify-single-word="false"/>
      <style:text-properties fo:language="it" fo:country="IT" officeooo:rsid="000c0f52" officeooo:paragraph-rsid="000c0f52"/>
    </style:style>
    <style:style style:name="P28" style:family="paragraph" style:parent-style-name="Standard">
      <style:paragraph-properties fo:text-align="justify" style:justify-single-word="false"/>
      <style:text-properties fo:language="it" fo:country="IT" officeooo:rsid="000dd83d" officeooo:paragraph-rsid="000dd83d"/>
    </style:style>
    <style:style style:name="P29" style:family="paragraph" style:parent-style-name="Standard">
      <style:paragraph-properties fo:text-align="justify" style:justify-single-word="false"/>
      <style:text-properties fo:font-size="14pt" fo:language="it" fo:country="IT" fo:font-style="normal" fo:font-weight="bold" officeooo:rsid="000dd83d" officeooo:paragraph-rsid="000dd83d" style:font-size-asian="12.25pt" style:font-style-asian="normal" style:font-weight-asian="bold" style:font-size-complex="14pt" style:font-style-complex="normal" style:font-weight-complex="bold"/>
    </style:style>
    <style:style style:name="P30" style:family="paragraph" style:parent-style-name="Standard">
      <style:paragraph-properties fo:text-align="justify" style:justify-single-word="false"/>
      <style:text-properties fo:font-size="12pt" fo:language="it" fo:country="IT" fo:font-style="normal" fo:font-weight="normal" officeooo:rsid="000dd83d" officeooo:paragraph-rsid="000dd83d" style:font-size-asian="10.5pt" style:font-style-asian="normal" style:font-weight-asian="normal" style:font-size-complex="12pt" style:font-style-complex="normal" style:font-weight-complex="normal"/>
    </style:style>
    <style:style style:name="P31" style:family="paragraph" style:parent-style-name="Standard" style:list-style-name="L3">
      <style:paragraph-properties fo:text-align="justify" style:justify-single-word="false"/>
      <style:text-properties officeooo:paragraph-rsid="000dd83d"/>
    </style:style>
    <style:style style:name="P32" style:family="paragraph" style:parent-style-name="Standard" style:list-style-name="L3">
      <style:paragraph-properties fo:text-align="justify" style:justify-single-word="false"/>
      <style:text-properties fo:font-style="italic" officeooo:rsid="000e904e" officeooo:paragraph-rsid="000e904e" style:font-style-asian="italic" style:font-style-complex="italic"/>
    </style:style>
    <style:style style:name="P33" style:family="paragraph" style:parent-style-name="Standard" style:list-style-name="L3">
      <style:paragraph-properties fo:text-align="justify" style:justify-single-word="false"/>
      <style:text-properties fo:font-style="italic" officeooo:rsid="00076d51" officeooo:paragraph-rsid="000dd83d" style:font-style-asian="italic" style:font-style-complex="italic"/>
    </style:style>
    <style:style style:name="P34" style:family="paragraph" style:parent-style-name="Standard" style:list-style-name="L3">
      <style:paragraph-properties fo:text-align="justify" style:justify-single-word="false"/>
      <style:text-properties fo:font-style="italic" officeooo:rsid="00094d56" officeooo:paragraph-rsid="000dd83d" style:font-style-asian="italic" style:font-style-complex="italic"/>
    </style:style>
    <style:style style:name="P35" style:family="paragraph" style:parent-style-name="Standard">
      <style:paragraph-properties fo:text-align="justify" style:justify-single-word="false"/>
      <style:text-properties fo:font-size="12pt" fo:language="it" fo:country="IT" fo:font-style="normal" fo:font-weight="normal" officeooo:rsid="00094d56" officeooo:paragraph-rsid="000dd83d"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language="it" fo:country="IT" fo:font-style="normal" fo:font-weight="normal" officeooo:rsid="001048bf" officeooo:paragraph-rsid="001048bf" style:font-size-asian="10.5pt" style:font-style-asian="normal" style:font-weight-asian="normal" style:font-size-complex="12pt" style:font-style-complex="normal" style:font-weight-complex="normal"/>
    </style:style>
    <style:style style:name="P37" style:family="paragraph" style:parent-style-name="Standard" style:list-style-name="L4">
      <style:paragraph-properties fo:text-align="justify" style:justify-single-word="false"/>
      <style:text-properties fo:font-size="12pt" fo:language="it" fo:country="IT" fo:font-style="normal" fo:font-weight="normal" officeooo:rsid="001048bf" officeooo:paragraph-rsid="001048bf" style:font-size-asian="10.5pt" style:font-style-asian="normal" style:font-weight-asian="normal" style:font-size-complex="12pt" style:font-style-complex="normal" style:font-weight-complex="normal"/>
    </style:style>
    <style:style style:name="P38" style:family="paragraph" style:parent-style-name="Standard" style:list-style-name="L5">
      <style:paragraph-properties fo:text-align="justify" style:justify-single-word="false"/>
      <style:text-properties fo:font-size="12pt" fo:language="it" fo:country="IT" fo:font-style="normal" fo:font-weight="normal" officeooo:rsid="0011e357" officeooo:paragraph-rsid="0011e357"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language="it" fo:country="IT" fo:font-style="normal" fo:font-weight="normal" officeooo:rsid="0011e357" officeooo:paragraph-rsid="0011e357"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language="it" fo:country="IT" fo:font-style="normal" fo:font-weight="normal" officeooo:rsid="0014bdd4" officeooo:paragraph-rsid="0014bdd4"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4pt" fo:language="it" fo:country="IT" fo:font-style="normal" fo:font-weight="bold" officeooo:rsid="000dd83d" officeooo:paragraph-rsid="0014bdd4" style:font-size-asian="12.25pt" style:font-style-asian="normal" style:font-weight-asian="bold" style:font-size-complex="14pt" style:font-style-complex="normal" style:font-weight-complex="bold"/>
    </style:style>
    <style:style style:name="P42" style:family="paragraph" style:parent-style-name="Standard" style:list-style-name="L6">
      <style:paragraph-properties fo:text-align="justify" style:justify-single-word="false"/>
      <style:text-properties fo:font-size="12pt" fo:language="it" fo:country="IT" fo:font-style="normal" fo:font-weight="normal" officeooo:rsid="0014bdd4" officeooo:paragraph-rsid="0014bdd4"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language="it" fo:country="IT" fo:font-style="normal" fo:font-weight="normal" officeooo:rsid="00169319" officeooo:paragraph-rsid="00169319" style:font-size-asian="10.5pt" style:font-style-asian="normal" style:font-weight-asian="normal" style:font-size-complex="12pt" style:font-style-complex="normal" style:font-weight-complex="normal"/>
    </style:style>
    <style:style style:name="P44" style:family="paragraph" style:parent-style-name="Standard" style:list-style-name="L7">
      <style:paragraph-properties fo:text-align="justify" style:justify-single-word="false"/>
      <style:text-properties fo:font-size="12pt" fo:language="it" fo:country="IT" fo:font-style="normal" fo:font-weight="normal" officeooo:rsid="00169319" officeooo:paragraph-rsid="00169319" style:font-size-asian="10.5pt" style:font-style-asian="normal" style:font-weight-asian="normal" style:font-size-complex="12pt" style:font-style-complex="normal" style:font-weight-complex="normal"/>
    </style:style>
    <style:style style:name="P45" style:family="paragraph" style:parent-style-name="Standard">
      <style:text-properties fo:language="it" fo:country="IT" officeooo:rsid="00169319" officeooo:paragraph-rsid="00169319"/>
    </style:style>
    <style:style style:name="P46" style:family="paragraph" style:parent-style-name="Standard" style:list-style-name="L8">
      <style:text-properties fo:language="it" fo:country="IT" officeooo:rsid="00169319" officeooo:paragraph-rsid="00169319"/>
    </style:style>
    <style:style style:name="P47" style:family="paragraph" style:parent-style-name="Standard">
      <style:text-properties fo:language="it" fo:country="IT" officeooo:paragraph-rsid="001363ac"/>
    </style:style>
    <style:style style:name="P48" style:family="paragraph" style:parent-style-name="Standard">
      <style:text-properties fo:language="it" fo:country="IT" officeooo:rsid="00169319" officeooo:paragraph-rsid="0019310e"/>
    </style:style>
    <style:style style:name="P49" style:family="paragraph" style:parent-style-name="Standard">
      <style:text-properties fo:language="it" fo:country="IT" officeooo:rsid="0019310e" officeooo:paragraph-rsid="0019310e"/>
    </style:style>
    <style:style style:name="P50" style:family="paragraph" style:parent-style-name="Standard">
      <style:text-properties fo:language="it" fo:country="IT" fo:font-style="italic" style:text-underline-style="none" officeooo:rsid="0019310e" officeooo:paragraph-rsid="0019310e" style:font-style-asian="italic" style:font-style-complex="italic"/>
    </style:style>
    <style:style style:name="P51" style:family="paragraph" style:parent-style-name="Standard">
      <style:paragraph-properties fo:text-align="justify" style:justify-single-word="false"/>
      <style:text-properties fo:font-size="14pt" fo:language="it" fo:country="IT" fo:font-style="normal" fo:font-weight="bold" officeooo:rsid="000a9675" officeooo:paragraph-rsid="000a9675" style:font-size-asian="12.25pt" style:font-style-asian="normal" style:font-weight-asian="bold" style:font-size-complex="14pt" style:font-style-complex="normal" style:font-weight-complex="bold"/>
    </style:style>
    <style:style style:name="P52" style:family="paragraph" style:parent-style-name="Standard">
      <style:paragraph-properties fo:text-align="justify" style:justify-single-word="false"/>
      <style:text-properties fo:font-size="12pt" fo:language="it" fo:country="IT" fo:font-style="normal" fo:font-weight="normal" officeooo:rsid="00094d56" officeooo:paragraph-rsid="000a9675" style:font-size-asian="10.5pt" style:font-style-asian="normal" style:font-weight-asian="normal" style:font-size-complex="12pt" style:font-style-complex="normal" style:font-weight-complex="normal"/>
    </style:style>
    <style:style style:name="P53" style:family="paragraph" style:parent-style-name="Standard" style:list-style-name="L9">
      <style:paragraph-properties fo:text-align="justify" style:justify-single-word="false"/>
      <style:text-properties fo:font-size="12pt" fo:language="it" fo:country="IT" fo:font-style="normal" fo:font-weight="normal" officeooo:rsid="000a9675" officeooo:paragraph-rsid="000a9675"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language="it" fo:country="IT" fo:font-style="normal" fo:font-weight="normal" officeooo:rsid="000ba348" officeooo:paragraph-rsid="000ba348"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language="it" fo:country="IT" officeooo:paragraph-rsid="000ba348"/>
    </style:style>
    <style:style style:name="T1" style:family="text">
      <style:text-properties officeooo:rsid="00094d56"/>
    </style:style>
    <style:style style:name="T2" style:family="text">
      <style:text-properties officeooo:rsid="000a9675"/>
    </style:style>
    <style:style style:name="T3" style:family="text">
      <style:text-properties officeooo:rsid="00076d51"/>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language="it" fo:country="IT" fo:font-style="italic" officeooo:rsid="00076d51" style:font-style-asian="italic" style:font-style-complex="italic"/>
    </style:style>
    <style:style style:name="T7" style:family="text">
      <style:text-properties fo:language="it" fo:country="IT" fo:font-style="normal" officeooo:rsid="00076d51" style:font-style-asian="normal" style:font-style-complex="normal"/>
    </style:style>
    <style:style style:name="T8" style:family="text">
      <style:text-properties fo:language="it" fo:country="IT"/>
    </style:style>
    <style:style style:name="T9" style:family="text">
      <style:text-properties fo:language="it" fo:country="IT" fo:font-style="normal" style:font-style-asian="normal" style:font-style-complex="normal"/>
    </style:style>
    <style:style style:name="T10" style:family="text">
      <style:text-properties fo:language="it" fo:country="IT" fo:font-style="normal" officeooo:rsid="00094d56" style:font-style-asian="normal" style:font-style-complex="normal"/>
    </style:style>
    <style:style style:name="T11" style:family="text">
      <style:text-properties fo:color="#bcbec4" loext:opacity="100%" style:font-name="JetBrains Mono" fo:font-size="8.5pt" fo:font-style="normal" fo:font-weight="normal" style:font-size-asian="8.5pt" style:font-style-asian="normal" style:font-weight-asian="normal"/>
    </style:style>
    <style:style style:name="T12" style:family="text">
      <style:text-properties fo:color="#cf8e6d" loext:opacity="100%" style:font-name="JetBrains Mono" fo:font-size="8.5pt" fo:font-style="normal" fo:font-weight="normal" style:font-size-asian="8.5pt" style:font-style-asian="normal" style:font-weight-asian="normal"/>
    </style:style>
    <style:style style:name="T13" style:family="text">
      <style:text-properties fo:color="#56a8f5" loext:opacity="100%" style:font-name="JetBrains Mono" fo:font-size="8.5pt" fo:font-style="normal" fo:font-weight="normal" officeooo:rsid="00076d51" style:font-size-asian="8.5pt" style:font-style-asian="normal" style:font-weight-asian="normal"/>
    </style:style>
    <style:style style:name="T14" style:family="text">
      <style:text-properties fo:color="#bcbec4" loext:opacity="100%" style:font-name="JetBrains Mono" fo:font-size="8.5pt" fo:font-style="normal" fo:font-weight="normal" officeooo:rsid="00076d51" style:font-size-asian="8.5pt" style:font-style-asian="normal" style:font-weight-asian="normal"/>
    </style:style>
    <style:style style:name="T15" style:family="text">
      <style:text-properties fo:color="#bcbec4" loext:opacity="100%" style:font-name="JetBrains Mono" fo:font-size="8.5pt" fo:font-style="normal" fo:font-weight="normal" officeooo:rsid="00094d56" style:font-size-asian="8.5pt" style:font-style-asian="normal" style:font-weight-asian="normal"/>
    </style:style>
    <style:style style:name="T16" style:family="text">
      <style:text-properties fo:color="#6aab73" loext:opacity="100%" style:font-name="JetBrains Mono" fo:font-size="8.5pt" fo:font-style="normal" fo:font-weight="normal" style:font-size-asian="8.5pt" style:font-style-asian="normal" style:font-weight-asian="normal"/>
    </style:style>
    <style:style style:name="T17" style:family="text">
      <style:text-properties fo:color="#6aab73" loext:opacity="100%" style:font-name="JetBrains Mono" fo:font-size="8.5pt" fo:font-style="normal" fo:font-weight="normal" fo:background-color="#293c40" loext:char-shading-value="0" style:font-size-asian="8.5pt" style:font-style-asian="normal" style:font-weight-asian="normal"/>
    </style:style>
    <style:style style:name="T18" style:family="text">
      <style:text-properties fo:color="#2aacb8" loext:opacity="100%" style:font-name="JetBrains Mono" fo:font-size="8.5pt" fo:font-style="normal" fo:font-weight="normal" style:font-size-asian="8.5pt" style:font-style-asian="normal" style:font-weight-asian="normal"/>
    </style:style>
    <style:style style:name="T19" style:family="text">
      <style:text-properties fo:color="#bcbec4" loext:opacity="100%" style:font-name="JetBrains Mono" fo:font-size="8.5pt" fo:font-style="italic" fo:font-weight="normal" style:font-size-asian="8.5pt" style:font-style-asian="italic" style:font-weight-asian="normal"/>
    </style:style>
    <style:style style:name="T20" style:family="text">
      <style:text-properties fo:color="#c77dbb" loext:opacity="100%" style:font-name="JetBrains Mono" fo:font-size="8.5pt" fo:font-style="italic" fo:font-weight="normal" style:font-size-asian="8.5pt" style:font-style-asian="italic" style:font-weight-asian="normal"/>
    </style:style>
    <style:style style:name="T21" style:family="text">
      <style:text-properties fo:color="#56a8f5" loext:opacity="100%" style:font-name="JetBrains Mono" fo:font-size="8.5pt" fo:font-style="normal" fo:font-weight="normal" style:font-size-asian="8.5pt" style:font-style-asian="normal" style:font-weight-asian="normal"/>
    </style:style>
    <style:style style:name="T22" style:family="text">
      <style:text-properties fo:color="#7a7e85" loext:opacity="100%" style:font-name="JetBrains Mono" fo:font-size="8.5pt" fo:font-style="normal" fo:font-weight="normal" style:font-size-asian="8.5pt" style:font-style-asian="normal" style:font-weight-asian="normal"/>
    </style:style>
    <style:style style:name="T23" style:family="text">
      <style:text-properties officeooo:rsid="000bff77"/>
    </style:style>
    <style:style style:name="T24" style:family="text">
      <style:text-properties officeooo:rsid="000ba348"/>
    </style:style>
    <style:style style:name="T25" style:family="text">
      <style:text-properties fo:font-style="italic" officeooo:rsid="000ba348" style:font-style-asian="italic" style:font-style-complex="italic"/>
    </style:style>
    <style:style style:name="T26" style:family="text">
      <style:text-properties fo:font-style="normal" officeooo:rsid="000ba348" style:font-style-asian="normal" style:font-style-complex="normal"/>
    </style:style>
    <style:style style:name="T27" style:family="text">
      <style:text-properties fo:font-style="italic" officeooo:rsid="000bff77" style:font-style-asian="italic" style:font-style-complex="italic"/>
    </style:style>
    <style:style style:name="T28" style:family="text">
      <style:text-properties fo:font-style="normal" officeooo:rsid="000bff77" style:font-style-asian="normal" style:font-style-complex="normal"/>
    </style:style>
    <style:style style:name="T29" style:family="text">
      <style:text-properties fo:font-style="italic" officeooo:rsid="000e904e" style:font-style-asian="italic" style:font-style-complex="italic"/>
    </style:style>
    <style:style style:name="T30" style:family="text">
      <style:text-properties officeooo:rsid="000e904e"/>
    </style:style>
    <style:style style:name="T31" style:family="text">
      <style:text-properties officeooo:rsid="001048bf"/>
    </style:style>
    <style:style style:name="T32" style:family="text">
      <style:text-properties fo:font-style="italic" officeooo:rsid="001048bf" style:font-style-asian="italic" style:font-style-complex="italic"/>
    </style:style>
    <style:style style:name="T33" style:family="text">
      <style:text-properties fo:language="it" fo:country="IT" fo:font-style="italic" officeooo:rsid="000dd83d" style:font-style-asian="italic" style:font-style-complex="italic"/>
    </style:style>
    <style:style style:name="T34" style:family="text">
      <style:text-properties fo:language="it" fo:country="IT" fo:font-style="normal" officeooo:rsid="000dd83d" style:font-style-asian="normal" style:font-style-complex="normal"/>
    </style:style>
    <style:style style:name="T35" style:family="text">
      <style:text-properties fo:language="it" fo:country="IT" officeooo:rsid="000dd83d"/>
    </style:style>
    <style:style style:name="T36" style:family="text">
      <style:text-properties fo:language="it" fo:country="IT" fo:font-style="italic" officeooo:rsid="000e904e" style:font-style-asian="italic" style:font-style-complex="italic"/>
    </style:style>
    <style:style style:name="T37" style:family="text">
      <style:text-properties fo:language="it" fo:country="IT" fo:font-style="normal" officeooo:rsid="000e904e" style:font-style-asian="normal" style:font-style-complex="normal"/>
    </style:style>
    <style:style style:name="T38" style:family="text">
      <style:text-properties fo:language="it" fo:country="IT" officeooo:rsid="000e904e"/>
    </style:style>
    <style:style style:name="T39" style:family="text">
      <style:text-properties fo:language="it" fo:country="IT" officeooo:rsid="001048bf"/>
    </style:style>
    <style:style style:name="T40" style:family="text">
      <style:text-properties fo:language="it" fo:country="IT" fo:font-style="normal" officeooo:rsid="001048bf" style:font-style-asian="normal" style:font-style-complex="normal"/>
    </style:style>
    <style:style style:name="T41" style:family="text">
      <style:text-properties officeooo:rsid="0011e357"/>
    </style:style>
    <style:style style:name="T42" style:family="text">
      <style:text-properties fo:font-style="italic" officeooo:rsid="0011e357" style:font-style-asian="italic" style:font-style-complex="italic"/>
    </style:style>
    <style:style style:name="T43" style:family="text">
      <style:text-properties officeooo:rsid="0014bdd4"/>
    </style:style>
    <style:style style:name="T44" style:family="text">
      <style:text-properties fo:font-style="normal" style:text-underline-style="none" style:font-style-asian="normal" style:font-style-complex="normal"/>
    </style:style>
    <style:style style:name="T45" style:family="text">
      <style:text-properties fo:font-style="italic" style:text-underline-style="none" style:font-style-asian="italic" style:font-style-complex="italic"/>
    </style:style>
    <style:style style:name="T46" style:family="text">
      <style:text-properties fo:font-style="normal" officeooo:rsid="00187aad" style:font-style-asian="normal" style:font-style-complex="normal"/>
    </style:style>
    <style:style style:name="T47" style:family="text">
      <style:text-properties fo:font-style="normal" officeooo:rsid="0019310e" style:font-style-asian="normal" style:font-style-complex="normal"/>
    </style:style>
    <style:style style:name="T48" style:family="text">
      <style:text-properties officeooo:rsid="001a8a91"/>
    </style:style>
    <style:style style:name="T49" style:family="text">
      <style:text-properties fo:font-style="normal" officeooo:rsid="001a8a91" style:font-style-asian="normal" style:font-style-complex="normal"/>
    </style:style>
    <style:style style:name="T50" style:family="text">
      <style:text-properties fo:font-style="italic" officeooo:rsid="000a9675" style:font-style-asian="italic" style:font-style-complex="italic"/>
    </style:style>
    <style:style style:name="T51" style:family="text">
      <style:text-properties officeooo:rsid="000dd83d"/>
    </style:style>
    <style:style style:name="T52" style:family="text">
      <style:text-properties fo:font-style="italic" officeooo:rsid="000dd83d" style:font-style-asian="italic" style:font-style-complex="itali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 di Scalable and Cloud Programming (Co-purchase Analysis)</text:p>
      <text:p text:style-name="P1">Università di Bologna</text:p>
      <text:p text:style-name="P1">anno 2024-2025</text:p>
      <text:p text:style-name="P1">Daniele D'Ugo - 0001186581</text:p>
      <text:p text:style-name="P2"/>
      <text:p text:style-name="P3">Il progetto consiste in un’analisi di co-acquisto, implementata tramite Spark e Scala ed eseguita su Google Cloud – Dataproc, su un dataset fornito.</text:p>
      <text:p text:style-name="P3"/>
      <text:p text:style-name="P4"><text:span text:style-name="T1">Si premette che l’infrastruttura di testing ha dato risultati molto incostanti e lenti (decisamente peggio che eseguendo in locale</text:span><text:span text:style-name="T2">) e, unito al limite dei crediti per il servizio e al fatto che molti siano stati consumati per far imparare a far funzionare al meglio l’infrastruttura stessa, è stato possibile effettuare solo poche misurazioni – come si vedrà nella relazione.</text:span></text:p>
      <text:p text:style-name="P5"/>
      <text:p text:style-name="P6">Implementazione <text:span text:style-name="T1">finale</text:span></text:p>
      <text:p text:style-name="P7">Durante lo svolgimento, sono stati effettuati diversi tentativi e modifiche sull’algoritmo, prima per farlo funzionare al meglio e successivamente per ottimizzarne l’esecuzione; <text:span text:style-name="T3">nel codice, ogni cambiamento nell’algoritmo è stato riscritto come una nuova funzione, in modo da poter confrontare le prestazioni con la versione vecchia – attualmente, dunque, sono presenti diverse versioni, mentre altre sono state rimosse.</text:span></text:p>
      <text:p text:style-name="P7"><text:span text:style-name="T3">T</text:span>utte le implementazioni, comunque, <text:span text:style-name="T3">h</text:span>anno fatto uso di <text:span text:style-name="T4">RDD</text:span><text:span text:style-name="T5">, visti a lezione.</text:span></text:p>
      <text:p text:style-name="P5"/>
      <text:p text:style-name="P8">La versione attuale dell’algoritmo (sotto riportata, in pseudo-codice/Scala) usa la seguente serie di operazioni su RDD:</text:p>
      <text:list text:style-name="L1">
        <text:list-item>
          <text:p text:style-name="P9"><text:span text:style-name="T6">textFile() </text:span><text:span text:style-name="T7">: legge il dataset come RDD;</text:span></text:p>
        </text:list-item>
        <text:list-item>
          <text:p text:style-name="P9"><text:span text:style-name="T6">map()</text:span><text:span text:style-name="T7"> : trasforma ogni riga del file (stringa) in una coppia di numeri interi (rappresentanti i codici di, rispettivamente, scontrino e prodotto);</text:span></text:p>
        </text:list-item>
        <text:list-item>
          <text:p text:style-name="P9"><text:span text:style-name="T6">groupByKey()</text:span><text:span text:style-name="T7"> : raggruppa gli elementi in base allo scontrino (che ora è la chiave, essendo il primo elemento di ogni coppia);</text:span></text:p>
        </text:list-item>
        <text:list-item>
          <text:p text:style-name="P9"><text:span text:style-name="T6">flatMap(getPairs)</text:span><text:span text:style-name="T7"> : la </text:span><text:span text:style-name="T6">getPairs()</text:span><text:span text:style-name="T7">, applicata a ogni gruppo, ritorna tutte le possibili coppie di prodotti acquistati nello stesso scontrino (salvandoli con la coppia e un numero </text:span><text:span text:style-name="T6">1</text:span><text:span text:style-name="T7">, utile nella </text:span><text:span text:style-name="T6">reduce</text:span><text:span text:style-name="T7"> successiva); successivamente, la </text:span><text:span text:style-name="T6">flatMap()</text:span><text:span text:style-name="T7"> fa in modo che si ottenga un’unica, grande collezione con tutte le coppie di prodotti per tutti gli scontrini;</text:span></text:p>
        </text:list-item>
        <text:list-item>
          <text:p text:style-name="P10"><text:span text:style-name="T8">reduceByKey()</text:span><text:span text:style-name="T9"> : raggruppa tutte le occorrenze di coppie degli stessi prodotti, </text:span><text:span text:style-name="T10">contandone le ripetizioni; ritorna dunque il risultato finale della co-purchase analysis, ovvero una mappatura da ogni possibile coppia di prodotti al numero di volte che compaiono nello stesso scontrino;</text:span></text:p>
        </text:list-item>
        <text:list-item>
          <text:p text:style-name="P11"><text:span text:style-name="T8">map()</text:span><text:span text:style-name="T9"> : converte solo in una stringa da stampare, in formato </text:span><text:span text:style-name="T8">.csv</text:span><text:span text:style-name="T9">;</text:span></text:p>
        </text:list-item>
        <text:list-item>
          <text:p text:style-name="P11"><text:span text:style-name="T8">saveAsTextFile()</text:span><text:span text:style-name="T9"> : salva l’RDD su file (già in formato </text:span><text:span text:style-name="T8">.csv)</text:span><text:span text:style-name="T9">.</text:span></text:p>
        </text:list-item>
      </text:list>
      <text:p text:style-name="P12"/>
      <text:p text:style-name="P13" loext:marker-style-name="T11"><text:span text:style-name="T12">def </text:span><text:span text:style-name="T13">coPurchase</text:span><text:span text:style-name="T11">(</text:span><text:span text:style-name="T14">path_input, </text:span><text:span text:style-name="T15">path_output</text:span><text:span text:style-name="T14">) {</text:span></text:p>
      <text:p text:style-name="P14" loext:marker-style-name="T11"><text:span text:style-name="T12"><text:tab/></text:span><text:span text:style-name="T11">in = sc.textFile(path_input)<text:line-break/><text:line-break/><text:tab/></text:span><text:span text:style-name="T14">r</text:span><text:span text:style-name="T11">eceipts_to_products = in<text:line-break/><text:tab/><text:tab/>.map { line =&gt;<text:line-break/><text:tab/><text:tab/><text:tab/>line.split(</text:span><text:span text:style-name="T16">"</text:span><text:span text:style-name="T17">,</text:span><text:span text:style-name="T16">"</text:span><text:span text:style-name="T11">) </text:span><text:span text:style-name="T12">match </text:span><text:span text:style-name="T11">{<text:line-break/><text:tab/><text:tab/><text:tab/></text:span><text:span text:style-name="T12">case </text:span><text:span text:style-name="T11">pair: Array[String] =&gt; (pair(</text:span><text:span text:style-name="T18">0</text:span><text:span text:style-name="T11">).toInt, pair(</text:span><text:span text:style-name="T18">1</text:span><text:span text:style-name="T11">).toInt)<text:line-break/><text:tab/><text:tab/><text:tab/>}<text:line-break/><text:tab/><text:tab/>}<text:line-break/><text:tab/><text:tab/>.groupByKey()<text:line-break/><text:line-break/><text:tab/></text:span><text:span text:style-name="T15">rdd=</text:span><text:span text:style-name="T11">receipts_to_products<text:line-break/><text:tab/><text:tab/>.flatMap { receipt =&gt;<text:line-break/><text:tab/><text:tab/><text:tab/></text:span><text:span text:style-name="T19">getPairs</text:span><text:span text:style-name="T11">( receipt.</text:span><text:span text:style-name="T20">_2 </text:span><text:span text:style-name="T11">)<text:line-break/></text:span><text:soft-page-break/><text:span text:style-name="T11"><text:tab/><text:tab/>}<text:line-break/><text:tab/><text:tab/>.reduceByKey { (a, b) =&gt; a + b }<text:line-break/><text:tab/><text:tab/>.map {<text:line-break/><text:tab/><text:tab/><text:tab/></text:span><text:span text:style-name="T12">case </text:span><text:span text:style-name="T11">((a: Int, b: Int), count: Int) =&gt; a + </text:span><text:span text:style-name="T16">"," </text:span><text:span text:style-name="T11">+ b + </text:span><text:span text:style-name="T16">"," </text:span><text:span text:style-name="T11">+ count<text:line-break/><text:tab/><text:tab/>}</text:span></text:p>
      <text:p text:style-name="P14" loext:marker-style-name="T11"><text:span text:style-name="T11"/></text:p>
      <text:p text:style-name="P14" loext:marker-style-name="T11"><text:span text:style-name="T11"><text:tab/>rdd.saveAsTextFile(</text:span><text:span text:style-name="T15">path_output</text:span><text:span text:style-name="T11">)</text:span></text:p>
      <text:p text:style-name="P14" loext:marker-style-name="T11"><text:span text:style-name="T11"><text:line-break/></text:span><text:span text:style-name="T14">}</text:span></text:p>
      <text:p text:style-name="P12"/>
      <text:p text:style-name="P15" loext:marker-style-name="T11"><text:span text:style-name="T12">def </text:span><text:span text:style-name="T21">getPairs</text:span><text:span text:style-name="T11">(elems</text:span><text:span text:style-name="T14">) </text:span><text:span text:style-name="T11">= {<text:line-break/><text:tab/></text:span><text:span text:style-name="T12">for </text:span><text:span text:style-name="T11">{<text:line-break/><text:tab/><text:tab/>a &lt;- elems<text:line-break/><text:tab/><text:tab/>b &lt;- elems</text:span><text:span text:style-name="T22"><text:line-break/><text:tab/><text:tab/></text:span><text:span text:style-name="T12">if </text:span><text:span text:style-name="T11">a &lt; b<text:line-break/><text:tab/>} </text:span><text:span text:style-name="T12">yield </text:span><text:span text:style-name="T11">((a,b), </text:span><text:span text:style-name="T18">1</text:span><text:span text:style-name="T11">)<text:line-break/>}</text:span></text:p>
      <text:p text:style-name="P2"/>
      <text:p text:style-name="P16">Come si può notare, la <text:span text:style-name="T4">getPairs()</text:span><text:span text:style-name="T5"> esegue due cicli annidati, solo per elementi </text:span><text:span text:style-name="T4">a</text:span><text:span text:style-name="T5"> minori di elementi </text:span><text:span text:style-name="T4">b.</text:span><text:span text:style-name="T5"> In questo modo, in primo luogo si riduce il numero di risultati ottenuti (escludendo coppie di elementi uguali e prendendo ognuna una sola volta): ciò non cambia la complessità asintotica della </text:span><text:span text:style-name="T4">getPairs()</text:span><text:span text:style-name="T5">, che rimane sempre </text:span><text:span text:style-name="T4">O(n^2)</text:span><text:span text:style-name="T5">, ma, nel complesso dell’algoritmo, genererà meno elementi. In secondo luogo, appunto, si prende ogni coppia una sola volta, come si vuole nel risultato finale.</text:span></text:p>
      <text:p text:style-name="P2"/>
      <text:p text:style-name="P17">Nella repository del progetto sono anche presenti diversi script, spiegati nel suo <text:span text:style-name="T4">README</text:span><text:span text:style-name="T5">. Questi si occupano anche di produrre un unico file </text:span><text:span text:style-name="T4">.csv</text:span><text:span text:style-name="T5"> di output, per convenienza, dato che la </text:span><text:span text:style-name="T4">saveAsTextFile()</text:span><text:span text:style-name="T5"> ne produce diversi, per ragioni implementative di Spark e per sfruttarne il parallelismo.</text:span></text:p>
      <text:p text:style-name="P18"/>
      <text:p text:style-name="P19">Implementazioni intermedie</text:p>
      <text:p text:style-name="P20">Di seguito, si riporta un’analisi di piccoli e grandi cambiamenti apportati durante l’implementazione, a fronte dei tempi di esecuzione di test (un solo test per quasi ogni tentativo).</text:p>
      <text:p text:style-name="P20"/>
      <text:p text:style-name="P21">Le funzioni con nome del tipo “MapPairsReduce” usano lo stesso approccio descritto, con cambiamenti minori; <text:span text:style-name="T23">le informazioni qui riportate sulle differenze apportate da ogni nuova versione – rispetto alla precedente - servono solo come un’aggiuntiva chiave di lettura del codice, ma se ne analizzerà in seguito il vero impatto</text:span>:</text:p>
      <text:list text:style-name="L2">
        <text:list-item>
          <text:p text:style-name="P22"><text:span text:style-name="T2">versione </text:span>1: <text:span text:style-name="T2">(</text:span>873.535<text:span text:style-name="T2">ms) </text:span><text:span text:style-name="T24">usava la prima versione di </text:span><text:span text:style-name="T25">getPairs()</text:span><text:span text:style-name="T26"> (riportata sotto, diversa da quella mostrata precedentemente);</text:span></text:p>
        </text:list-item>
        <text:list-item>
          <text:p text:style-name="P22"><text:span text:style-name="T2">versione </text:span>2: <text:span text:style-name="T2">(</text:span>947.174<text:span text:style-name="T2">ms) </text:span><text:span text:style-name="T24">cambiamento minore, converte subito le stringhe in interi (come la versione 10);</text:span></text:p>
        </text:list-item>
        <text:list-item>
          <text:p text:style-name="P22"><text:span text:style-name="T2">versione </text:span>3: <text:span text:style-name="T2">(</text:span>1.416.774<text:span text:style-name="T2">ms) </text:span><text:span text:style-name="T24">cambiamento minore, unisce alcune </text:span><text:span text:style-name="T25">narrow transformation</text:span><text:span text:style-name="T26"> (come la 10);</text:span></text:p>
        </text:list-item>
        <text:list-item>
          <text:p text:style-name="P22"><text:span text:style-name="T2">versione </text:span><text:span text:style-name="T24">4</text:span>: <text:span text:style-name="T2">(</text:span>1.410.627<text:span text:style-name="T2">ms) </text:span><text:span text:style-name="T23">evita di salvare gli scontrini sia nella chiave che nel valore di ogni elemento;</text:span></text:p>
        </text:list-item>
        <text:list-item>
          <text:p text:style-name="P22"><text:span text:style-name="T2">versione </text:span>5: <text:span text:style-name="T2">(</text:span>1.317.293<text:span text:style-name="T2">ms) </text:span><text:span text:style-name="T23">inizia ad usare la nuova </text:span><text:span text:style-name="T27">getPairs()</text:span><text:span text:style-name="T28"> (quella presentata sopra);</text:span></text:p>
        </text:list-item>
        <text:list-item>
          <text:p text:style-name="P22"><text:span text:style-name="T2">versione </text:span>6: <text:span text:style-name="T2">(</text:span>571.140<text:span text:style-name="T2">ms) </text:span><text:span text:style-name="T23">usa </text:span><text:span text:style-name="T27">groupByKey() </text:span><text:span text:style-name="T28">invece di una </text:span><text:span text:style-name="T27">groupBy()</text:span><text:span text:style-name="T28"> banale</text:span><text:span text:style-name="T23">;</text:span></text:p>
        </text:list-item>
        <text:list-item>
          <text:p text:style-name="P23"><text:span text:style-name="T2">versione </text:span>7: <text:span text:style-name="T2">(2 test da </text:span>553.044<text:span text:style-name="T2">ms</text:span> <text:span text:style-name="T2">e</text:span> 935.760<text:span text:style-name="T2">ms</text:span>; <text:span text:style-name="T2">media</text:span> 654.530,5<text:span text:style-name="T2">ms) </text:span><text:span text:style-name="T23">fino alla 6, si usava una </text:span><text:span text:style-name="T27">groupBy()</text:span><text:span text:style-name="T28"> invece di una </text:span><text:span text:style-name="T27">reduceByKey()</text:span><text:span text:style-name="T23">;</text:span></text:p>
        </text:list-item>
        <text:list-item>
          <text:p text:style-name="P22"><text:span text:style-name="T2">versione </text:span>8: <text:span text:style-name="T2">(</text:span>636.282<text:span text:style-name="T2">ms) </text:span><text:span text:style-name="T23">non converte in stringhe, ma stampa gli elementi così come sono;</text:span></text:p>
        </text:list-item>
        <text:list-item>
          <text:p text:style-name="P22"><text:span text:style-name="T2">versione </text:span>9: <text:span text:style-name="T2">(2 test da </text:span>673.260<text:span text:style-name="T2">ms e</text:span> 756.017<text:span text:style-name="T2">ms; media 714.638,5</text:span><text:span text:style-name="T24">ms) </text:span><text:span text:style-name="T23">converte un’altra </text:span><text:span text:style-name="T27">groupBy()</text:span><text:span text:style-name="T28"> banale in </text:span><text:span text:style-name="T27">groupByKey()</text:span><text:span text:style-name="T28">;</text:span></text:p>
        </text:list-item>
        <text:list-item>
          <text:p text:style-name="P22"><text:span text:style-name="T2">versione </text:span>10: <text:span text:style-name="T24">(3 test da </text:span>728.371<text:span text:style-name="T24">ms</text:span>, 55.1890<text:span text:style-name="T24">ms e</text:span> 536.158<text:span text:style-name="T24">ms;</text:span> <text:span text:style-name="T24">media </text:span>605.473<text:span text:style-name="T24">ms) </text:span><text:span text:style-name="T23">versione finale;</text:span></text:p>
        </text:list-item>
      </text:list>
      <text:p text:style-name="P5"/>
      <text:p text:style-name="P24"><text:soft-page-break/>La vecchia versione di <text:span text:style-name="T4">getPairs()</text:span><text:span text:style-name="T5"> (</text:span><text:span text:style-name="T4">getPairs1()</text:span><text:span text:style-name="T5">) non ritornava l’</text:span><text:span text:style-name="T4">1</text:span><text:span text:style-name="T5"> ausiliario – usato poi nella </text:span><text:span text:style-name="T4">reduceByKey()</text:span><text:span text:style-name="T5"> per contare le occorrenze uguali.</text:span></text:p>
      <text:p text:style-name="P24"><text:span text:style-name="T5"/></text:p>
      <text:p text:style-name="P25">Innanzitutto, come già menzionato, i risultati sono molto variabili, e non c’è stata la possibilità di eseguire più test (per poterne fare una media).</text:p>
      <text:p text:style-name="P24"><text:span text:style-name="T5">Comunque, si può osservare un notevole miglioramento (da tempi superiori ai 1.000.000ms a circa 600.000ms) con l’introduzione della nuova </text:span><text:span text:style-name="T4">getPairs()</text:span><text:span text:style-name="T5"> (</text:span><text:span text:style-name="T4">getPairs2()</text:span><text:span text:style-name="T5">), già dalla versione 6, che non usava la </text:span><text:span text:style-name="T4">reduceByKey()</text:span><text:span text:style-name="T5">; stranamente, tuttavia, questo balzo lo si ha solo dalla 5 alla 6, in cui la</text:span><text:span text:style-name="T4"> groupByKey()</text:span><text:span text:style-name="T5"> sostituiva solo una</text:span><text:span text:style-name="T4"> groupBy()</text:span><text:span text:style-name="T5"> banale (che quindi, a meno di ottimizzazioni, non cambia la logica del programma)</text:span><text:span text:style-name="T4"> </text:span><text:span text:style-name="T5">– e non dalla 4 alla 5, in cui si introduce effettivamente la</text:span><text:span text:style-name="T4"> getPairs2()</text:span><text:span text:style-name="T5">: potrebbe essersi trattato di un errore di misurazione, o potrebbe rientrare nella (ampia) inconsistenza dei test, oppure potrebbe effettivamente esserci un fattore che stiamo trascurando.</text:span></text:p>
      <text:p text:style-name="P24"><text:span text:style-name="T5">Come ci si poteva aspettare, invece, aggiungere, rimuovere o modificare </text:span><text:span text:style-name="T4">narrow transformation</text:span><text:span text:style-name="T5"> successive non cambia la complessità (essendo sequenze di operazioni elementari, e non cambiando il numero di </text:span><text:span text:style-name="T4">shuffle</text:span><text:span text:style-name="T5">, che invece chiaramente richiedono uno sforzo computazionale in più).</text:span></text:p>
      <text:p text:style-name="P26">In luce di queste osservazioni, la scelta della 10 come versione finale, al di là dell’essere tra le implementazioni con i tempi minori, è dovuta solo a una maggiore pulizia del codice.</text:p>
      <text:p text:style-name="P27"><text:span text:style-name="T5"/></text:p>
      <text:p text:style-name="P27"><text:span text:style-name="T5">Dai test, risulta anche che l’uso di RDD è necessario in ogni fase dell’algoritmo, poiché solo questi possono garantire scalabilità, con grandi input. Infatti, provando ad ottenere i risultati finali sotto forma di </text:span><text:span text:style-name="T4">Map</text:span><text:span text:style-name="T5"> o </text:span><text:span text:style-name="T4">Map</text:span><text:span text:style-name="T5"> concorrenti – attraverso </text:span><text:span text:style-name="T4">reduce()</text:span><text:span text:style-name="T5"> o </text:span><text:span text:style-name="T4">aggregate(), </text:span><text:span text:style-name="T5">invece che </text:span><text:span text:style-name="T4">reduceByKey()</text:span><text:span text:style-name="T5"> -, si incorreva in in errori di out-of-memory; provando a scrivere i risultati su un unico file attraverso funzioni standard (e non la </text:span><text:span text:style-name="T4">saveAsTextFile()),</text:span><text:span text:style-name="T5"> oppure eseguendo prima una</text:span><text:span text:style-name="T4"> coalesce()</text:span><text:span text:style-name="T5"> per unire i dati di tutti i nodi di Spark su uno solo,</text:span><text:span text:style-name="T4"> </text:span><text:span text:style-name="T5">portava a prestazioni inferiori o errori.</text:span></text:p>
      <text:p text:style-name="P28"><text:span text:style-name="T5"/></text:p>
      <text:p text:style-name="P28"><text:span text:style-name="T5">Avendo avuto più tempo, crediti di Google Cloud e risorse, si sarebbero potute fare altre prove, per esempio con diversi </text:span><text:span text:style-name="T4">partitioner</text:span><text:span text:style-name="T5">.</text:span></text:p>
      <text:p text:style-name="P5"/>
      <text:p text:style-name="P29">Analisi delle prestazioni</text:p>
      <text:p text:style-name="P30">La <text:span text:style-name="T4">work complexity</text:span> dell’algoritmo è stata stimata a <text:span text:style-name="T4">W(n)=O(</text:span><text:span text:style-name="T29">n*</text:span><text:span text:style-name="T4">m)</text:span>, su un dataset di input formato da <text:span text:style-name="T4">n </text:span>elementi (ovvero <text:span text:style-name="T4">n </text:span>righe del file),<text:span text:style-name="T30"> con </text:span><text:span text:style-name="T29">m </text:span><text:span text:style-name="T30">la massima lunghezza di uno scontrino </text:span><text:span text:style-name="T31">e </text:span><text:span text:style-name="T32">p</text:span><text:span text:style-name="T31"> il numero di prodotti diversi (variabile presente nei calcoli). Seguono i passaggi del calcolo</text:span><text:span text:style-name="T4">:</text:span></text:p>
      <text:list text:style-name="L3">
        <text:list-item>
          <text:p text:style-name="P31"><text:span text:style-name="T6">textFile() </text:span><text:span text:style-name="T7">: </text:span><text:span text:style-name="T33">O(n)</text:span><text:span text:style-name="T34">, leggendo ogni riga del file;</text:span></text:p>
        </text:list-item>
        <text:list-item>
          <text:p text:style-name="P31"><text:span text:style-name="T6">map()</text:span><text:span text:style-name="T7"> : </text:span><text:span text:style-name="T33">O(n), </text:span><text:span text:style-name="T34">eseguendo una conversione di ogni riga del file;</text:span></text:p>
        </text:list-item>
        <text:list-item>
          <text:p text:style-name="P31"><text:span text:style-name="T6">groupByKey()</text:span><text:span text:style-name="T7"> : </text:span><text:span text:style-name="T33">O(n). </text:span><text:span text:style-name="T34">Richiede uno shuffle, ma, assumendo che – come dice la documentazione – si usano delle </text:span><text:span text:style-name="T33">hashtable</text:span><text:span text:style-name="T34">, la </text:span><text:span text:style-name="T33">groupByKey()</text:span><text:span text:style-name="T34"> richiede, per ogni elemento, di calcolarne l’</text:span><text:span text:style-name="T33">hash</text:span><text:span text:style-name="T34"> e inserirlo nella cella giusta dell’</text:span><text:span text:style-name="T33">hashtable </text:span><text:span text:style-name="T34">(stiamo considerando anche un inserimento costante, essendo il costo ammortizzato di inserimento in </text:span><text:span text:style-name="T33">hashtable O(1)</text:span><text:span text:style-name="T34">)</text:span><text:span text:style-name="T7">;</text:span></text:p>
        </text:list-item>
        <text:list-item>
          <text:p text:style-name="P32"><text:span text:style-name="T35">g</text:span><text:span text:style-name="T8">etPairs() </text:span><text:span text:style-name="T9">: </text:span><text:span text:style-name="T8">O(m^2)</text:span><text:span text:style-name="T9">, essendo quadratica nelle dimensioni della </text:span><text:span text:style-name="T8">collection </text:span><text:span text:style-name="T9">in input (denominata </text:span><text:span text:style-name="T8">m)</text:span><text:span text:style-name="T9">;</text:span></text:p>
        </text:list-item>
        <text:list-item>
          <text:p text:style-name="P31"><text:span text:style-name="T6">flatMap(getPairs)</text:span><text:span text:style-name="T7"> : </text:span><text:span text:style-name="T36">O(n*m)</text:span><text:span text:style-name="T37">, con</text:span><text:span text:style-name="T36"> m</text:span><text:span text:style-name="T37"> la massima lunghezza di uno scontrino (</text:span><text:span text:style-name="T36">m&lt;=n</text:span><text:span text:style-name="T37">). Infatti, approssimando – per semplificare - al caso peggiore (con scontrini tutti di uguale dimensione massima </text:span><text:span text:style-name="T36">m</text:span><text:span text:style-name="T37">), in cui gli</text:span><text:span text:style-name="T36"> n</text:span><text:span text:style-name="T37"> elementi sono suddivisi tra</text:span><text:span text:style-name="T36"> n/m</text:span><text:span text:style-name="T37"> scontrini da</text:span><text:span text:style-name="T36"> m</text:span><text:span text:style-name="T37"> elementi ciascuno, si dovrebbe applicare la</text:span><text:span text:style-name="T36"> getPairs() n/m</text:span><text:span text:style-name="T37"> volte: dunque,</text:span><text:span text:style-name="T36"> (n/m)*(m^2)=n*m</text:span><text:span text:style-name="T37">.</text:span><text:span text:style-name="T36"> </text:span><text:span text:style-name="T37">Inoltre, anche come ulteriore esempio, nel caso peggiore, si avrebbe un dataset costituito da un solo scontrino (</text:span><text:span text:style-name="T36">m=1</text:span><text:span text:style-name="T37"> e </text:span><text:span text:style-name="T36">n/m=n)</text:span><text:span text:style-name="T37">, dunque con complessità </text:span><text:span text:style-name="T36">O(n^2</text:span><text:span text:style-name="T37">);</text:span></text:p>
        </text:list-item>
        <text:list-item>
          <text:p text:style-name="P33"><text:span text:style-name="T8">reduceByKey()</text:span><text:span text:style-name="T9"> : </text:span><text:span text:style-name="T37">O(</text:span><text:span text:style-name="T38">n*m</text:span><text:span text:style-name="T37">). Analogamente a </text:span><text:span text:style-name="T38">groupByKey()</text:span><text:span text:style-name="T37">, visita ogni elemento una sola volta (ma ora la collezione in input ha lunghezza </text:span><text:span text:style-name="T38">O(n*m)</text:span><text:span text:style-name="T37">);</text:span></text:p>
        </text:list-item>
        <text:list-item>
          <text:p text:style-name="P34"><text:soft-page-break/><text:span text:style-name="T8">map()</text:span><text:span text:style-name="T9"> : </text:span><text:span text:style-name="T38">O(</text:span><text:span text:style-name="T39">p^2</text:span><text:span text:style-name="T38">) </text:span><text:span text:style-name="T40">nel caso pessimo</text:span><text:span text:style-name="T37">, </text:span><text:span text:style-name="T40">dove</text:span><text:span text:style-name="T39"> p</text:span><text:span text:style-name="T40"> è il numero di prodotti diversi. Infatti, </text:span><text:span text:style-name="T37">applica una funzione costante a ognuno degli </text:span><text:span text:style-name="T40">elementi</text:span><text:span text:style-name="T37"> risultanti dalla precendente </text:span><text:span text:style-name="T38">reduce()</text:span><text:span text:style-name="T37">, </text:span><text:span text:style-name="T40">il cui numero è difficile da calcolare ma ha upper-bound </text:span><text:span text:style-name="T39">O(p^2)</text:span><text:span text:style-name="T34">;</text:span></text:p>
        </text:list-item>
        <text:list-item>
          <text:p text:style-name="P34">saveAsTextFile()<text:span text:style-name="T5"> : </text:span><text:span text:style-name="T35">O(</text:span><text:span text:style-name="T39">p^2</text:span><text:span text:style-name="T40">), eseguendo la scrittura di ogni elemento, come la precedente </text:span><text:span text:style-name="T39">map()</text:span><text:span text:style-name="T34">;</text:span></text:p>
        </text:list-item>
      </text:list>
      <text:p text:style-name="P35"/>
      <text:p text:style-name="P36">Dunque, la complessità finale, per tenere conto di tutte le fasi, sarebbe di <text:span text:style-name="T4">O(n*m+p^2)</text:span>.</text:p>
      <text:p text:style-name="P36">Tuttavia, si può notare che <text:span text:style-name="T4">p^2</text:span> non può essere più di <text:span text:style-name="T4">n*m</text:span>, o <text:span text:style-name="T4">n^2</text:span> nel caso pessimo: innanzitutto, non possono esserci più <text:span text:style-name="T4">p </text:span>prodotti di <text:span text:style-name="T4">n</text:span> elementi del dataset; inoltre, abbiamo già stimato il massimo costo della <text:span text:style-name="T4">flatMap(getPairs)</text:span> – come <text:span text:style-name="T4">O(n*m)</text:span> -, e questa funzione già visita ogni coppia di prodotti una volta.</text:p>
      <text:p text:style-name="P36">Di conseguenza, si può semplificare la <text:span text:style-name="T4">working complexity </text:span>a <text:span text:style-name="T4">W(n)=O(n*m)</text:span>.</text:p>
      <text:p text:style-name="P36"/>
      <text:p text:style-name="P36">Da tale analisi, si possono dedurre le parti più impegnative computazionalmente:</text:p>
      <text:list text:style-name="L4">
        <text:list-item>
          <text:p text:style-name="P37">sono presenti due <text:span text:style-name="T4">shuffle</text:span>, rispettivamente in <text:span text:style-name="T4">groupByKey()</text:span> e <text:span text:style-name="T4">reduceByKey()</text:span>;</text:p>
        </text:list-item>
        <text:list-item>
          <text:p text:style-name="P37">la funzione più complessa è la <text:span text:style-name="T4">flatMap(getParts)</text:span>, <text:span text:style-name="T41">che costituisce il passaggio da una </text:span><text:span text:style-name="T42">collection</text:span><text:span text:style-name="T41"> di </text:span><text:span text:style-name="T42">n</text:span><text:span text:style-name="T41"> elementi a una di </text:span><text:span text:style-name="T42">n*m</text:span><text:span text:style-name="T41">, per ogni coppia di prodotti che condividono uno scontrino (con ripetizioni, che verranno poi rimosse dalla </text:span><text:span text:style-name="T42">reduce()</text:span><text:span text:style-name="T41">);</text:span></text:p>
        </text:list-item>
      </text:list>
      <text:p text:style-name="P36">Si possono però anche determinare dei lower-bound:</text:p>
      <text:list text:style-name="L5">
        <text:list-item>
          <text:p text:style-name="P38">processando l’input (di dimensione <text:span text:style-name="T4">n</text:span>), non si può fare meglio di <text:span text:style-name="T4">O(n)</text:span>, almeno per lettura ed eventuali conversioni;</text:p>
        </text:list-item>
        <text:list-item>
          <text:p text:style-name="P38">processando l’output (di dimensione al più <text:span text:style-name="T4">p^2</text:span>), non si può fare meglio di <text:span text:style-name="T4">O(p^2)</text:span>, almeno per la scrittura ed eventuali conversioni.</text:p>
        </text:list-item>
      </text:list>
      <text:p text:style-name="P39"/>
      <text:p text:style-name="P40">Alla luce di ciò, questa è stata l’implementazione ritenuta migliore in fase di sviluppo: <text:span text:style-name="T41">i due </text:span><text:span text:style-name="T42">shuffle</text:span><text:span text:style-name="T41"> sembrano fondamentali, il primo per raggruppare elementi con lo stesso scontrino, il secondo per contare le coppie di prodotti; </text:span>provare a migliorare la <text:span text:style-name="T4">flatMap(getParts)</text:span> significherebbe cercare un approccio differente.</text:p>
      <text:p text:style-name="P40"/>
      <text:p text:style-name="P41">Analisi d<text:span text:style-name="T43">i scalabilità</text:span></text:p>
      <text:p text:style-name="P40">Calcoliamo adesso le metriche di scalabilità.</text:p>
      <text:p text:style-name="P40">Intanto, queste sono le misurazioni sulle esecuzioni dell’algoritmo:</text:p>
      <text:list text:style-name="L6">
        <text:list-item>
          <text:p text:style-name="P42">1 worker: 1.505.099ms</text:p>
        </text:list-item>
        <text:list-item>
          <text:p text:style-name="P42">2 worker: 651.140ms</text:p>
        </text:list-item>
        <text:list-item>
          <text:p text:style-name="P42">3 worker: 728.371ms, 551.890ms, 536.158ms – media 605.473ms</text:p>
        </text:list-item>
      </text:list>
      <text:p text:style-name="P40"/>
      <text:p text:style-name="P43">Gli <text:span text:style-name="T4">speedup</text:span> (calcolati come rapporto tra il tempo di esecuzione su un nodo e quello sul numero di nodi considerati) sono i seguenti:</text:p>
      <text:list text:style-name="L7">
        <text:list-item>
          <text:p text:style-name="P44">2 worker: <text:span text:style-name="T4">S(2)=2.31 </text:span>(<text:span text:style-name="T4"> 1505099ms / 651140ms </text:span>)</text:p>
        </text:list-item>
        <text:list-item>
          <text:p text:style-name="P44">3 worker: <text:span text:style-name="T4">S(3)=2.49</text:span> ( <text:span text:style-name="T4">1505099ms / 605473ms</text:span> )</text:p>
        </text:list-item>
      </text:list>
      <text:p text:style-name="P43"/>
      <text:p text:style-name="P45">Le <text:span text:style-name="T4">strong scaling efficiency</text:span><text:span text:style-name="T44"> (calcolate come rapporto tra </text:span><text:span text:style-name="T45">speedup</text:span><text:span text:style-name="T44"> e numero di nodi considerati) sono:</text:span></text:p>
      <text:list text:style-name="L8">
        <text:list-item>
          <text:p text:style-name="P46"><text:span text:style-name="T44">2 worker: </text:span><text:span text:style-name="T45">E(2)=1.16</text:span><text:span text:style-name="T44"> ( </text:span><text:span text:style-name="T45">S(2) / 2 </text:span><text:span text:style-name="T44">)</text:span></text:p>
        </text:list-item>
        <text:list-item>
          <text:p text:style-name="P46"><text:span text:style-name="T44">3 worker: </text:span><text:span text:style-name="T45">E(3)=0.83</text:span><text:span text:style-name="T44"> (</text:span><text:span text:style-name="T45"> (S(3) / 3 </text:span><text:span text:style-name="T44">)</text:span></text:p>
        </text:list-item>
      </text:list>
      <text:p text:style-name="P47"/>
      <text:p text:style-name="P45">Le <text:span text:style-name="T4">weak scaling efficiency</text:span><text:span text:style-name="T5"> non sono state calcolate, essendosi esauriti i crediti per Goggle Cloud.</text:span></text:p>
      <text:p text:style-name="P45"><text:span text:style-name="T5">Per farlo, sarebbe stato necessario eseguire l’algoritmo su frazioni del dataset – quindi, metà per 2 worker e un terzo per 3 worker -, in modo da poter verificare che ci fosse una sufficiente riduzione del tempo impiegato, all’aumentare dei nodi.</text:span></text:p>
      <text:p text:style-name="P48"><text:span text:style-name="T5">Nel progetto, è anche presente uno script per sezionare il dataset originale (</text:span><text:span text:style-name="T4">scripts/4.1.split-dataset.sh</text:span><text:span text:style-name="T5">), </text:span><text:span text:style-name="T46">facendo scegliere tra il prendere le prime righe o delle righe casuali (in numero pari </text:span><text:span text:style-name="T5">alla frazione della </text:span><text:soft-page-break/><text:span text:style-name="T5">lunghezza desiderata</text:span><text:span text:style-name="T46">); ogni approccio ha dei pro e contro</text:span><text:span text:style-name="T5">: </text:span><text:span text:style-name="T46">considerando che l’originale è ordinato in base allo scontrino, prendere delle righe consecutive assicura che abbastanza prodotti siano presenti in uno stesso acquisto, presumibilmente richiedendo più lavoro da parte dell’algoritmo (in base all’analisi delle prestazioni effettuata). Dunque, con pochi worker (e quindi un </text:span><text:span text:style-name="T47">fattore di frazionamento contenuto) – come nel caso dei nostri 2 o 3 -, prendere delle righe consecutive potrebbe essere una buona idea; tuttavia, scalando maggiormente, con un dataset molto più piccolo, avere degli scontrini non altrettanto ridotti di dimensioni avrebbe un impatto più significativo – per cui, potrebbe essere meglio scegliere le righe casualmente, per assicurare degli opportunamente ridimensionati (casualmente).</text:span></text:p>
      <text:p text:style-name="P48"><text:span text:style-name="T47">Ovviamente, effettuando i test si potrebbe scegliere meglio l’opzione migliore.</text:span></text:p>
      <text:p text:style-name="P47"/>
      <text:p text:style-name="P49">In conclusione, analizziamo le metriche calcolate.</text:p>
      <text:p text:style-name="P49">Come ripetuto più volte, le esecuzioni hanno avuto performance molto altalenanti che, unite all’impossibilità di effettuare più test per avere una media, restituiscono dei risultati di scalabilità particolari.</text:p>
      <text:p text:style-name="P50"><text:span text:style-name="T5">Da </text:span>S(2)<text:span text:style-name="T5">, infatti, ci si aspetterebbe un valore inferiore a </text:span>2 –<text:span text:style-name="T5"> con 2 worker -, ma si è invece ottenuto uno </text:span>speedup <text:span text:style-name="T5">ben superiore. </text:span>S(3)<text:span text:style-name="T5">, invece, sembra più ragionevole, essendo maggiore di </text:span>S(2)<text:span text:style-name="T5"> ma comunque inferiore a 3. Stona solo il fatto che sia molto vicino a </text:span>S(2)<text:span text:style-name="T5">, che però, come appena detto, è probabilmente troppo alto per errori di misurazione.</text:span></text:p>
      <text:p text:style-name="P50"><text:span text:style-name="T5"/></text:p>
      <text:p text:style-name="P50"><text:span text:style-name="T5">Per quanto riguarda la </text:span>strong scaling efficiency<text:span text:style-name="T5">, i risultati calcolati si allineano a quanto detto per lo </text:span>speedup<text:span text:style-name="T5">: </text:span><text:span text:style-name="T48">E(2</text:span><text:span text:style-name="T49">)</text:span><text:span text:style-name="T48"> </text:span><text:span text:style-name="T49">vale più di 1 – mentre ci si aspetterebbe un valore inferiore, per quelle parti non parallelizzabili del codice -, mentre </text:span><text:span text:style-name="T48">E(2)</text:span><text:span text:style-name="T49">, rientra nei valori attesi.</text:span></text:p>
      <text:p text:style-name="P36"/>
      <text:p text:style-name="P51">Test<text:span text:style-name="T24">ing</text:span></text:p>
      <text:p text:style-name="P52"><text:span text:style-name="T2">I test sono stati effettuati, su Google Cloud, con macchine </text:span><text:span text:style-name="T50">n2-highmem-2</text:span><text:span text:style-name="T2">, cioè ognuna con 2 virtual CPU e 16GB di RAM; la scelta era molto limitata, per cui sono state fatte le seguenti considerazioni:</text:span></text:p>
      <text:list text:style-name="L9">
        <text:list-item>
          <text:p text:style-name="P53">essendo il limite massimo di 8 vCPU, 2 core per ogni macchina hanno permesso di scalare fino a 4 esecutori;</text:p>
        </text:list-item>
        <text:list-item>
          <text:p text:style-name="P53">RAM inferiori portavano a errori di out-of-memory e, in particolare per il test con single-worker, è stato necessario usare 8GB di JVM.</text:p>
        </text:list-item>
      </text:list>
      <text:p text:style-name="P52"><text:span text:style-name="T51">Inoltre, sempre per per i test con un solo nodo, è stato necessario eseguire in</text:span><text:span text:style-name="T52"> local mode</text:span><text:span text:style-name="T51">, indicando di usare tutti i thread disponibili (con </text:span><text:span text:style-name="T52">setMaster(local[*]) </text:span><text:span text:style-name="T51">), per evitare errori.</text:span></text:p>
      <text:p text:style-name="P52"/>
      <text:p text:style-name="P54">Il codice scala, al lancio dell’algoritmo, salva i tempi di esecuzione per stamparli successivamente, con metodi analoghi a quelli visti a lezione. Riporta sia il tempo di creazione dell’RDD, sia quello di esecuzione della scrittura finale su file: ovviamente, solo la <text:span text:style-name="T4">saveAsTextFile()</text:span> richiede un tempo significativo (che è quello preso in analisi), essendo l’unica<text:span text:style-name="T4"> action</text:span> presente nel codice a “triggerare” una computazione di Spark.</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JetBrains Mono" svg:font-family="'JetBrains Mon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1T16:39:54.153569633</meta:creation-date>
    <dc:date>2025-02-24T11:26:53.851092367</dc:date>
    <meta:editing-duration>PT3M14S</meta:editing-duration>
    <meta:editing-cycles>2</meta:editing-cycles>
    <meta:generator>LibreOffice/24.8.4.2$Linux_X86_64 LibreOffice_project/480$Build-2</meta:generator>
    <meta:document-statistic meta:table-count="0" meta:image-count="0" meta:object-count="0" meta:page-count="5" meta:paragraph-count="90" meta:word-count="2265" meta:character-count="14817" meta:non-whitespace-character-count="12617"/>
  </office:meta>
</office:document-meta>
</file>